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a5406" officeooo:paragraph-rsid="000a5406"/>
    </style:style>
    <style:style style:name="P2" style:family="paragraph" style:parent-style-name="Standard">
      <style:paragraph-properties fo:text-align="start" style:justify-single-word="false"/>
      <style:text-properties officeooo:rsid="000a5406" officeooo:paragraph-rsid="000a5406"/>
    </style:style>
    <style:style style:name="P3" style:family="paragraph" style:parent-style-name="Standard">
      <style:paragraph-properties fo:text-align="start" style:justify-single-word="false"/>
      <style:text-properties officeooo:rsid="000bd62f" officeooo:paragraph-rsid="000bd62f"/>
    </style:style>
    <style:style style:name="P4" style:family="paragraph" style:parent-style-name="Standard">
      <style:paragraph-properties fo:text-align="start" style:justify-single-word="false"/>
      <style:text-properties officeooo:rsid="000de5d9" officeooo:paragraph-rsid="000de5d9"/>
    </style:style>
    <style:style style:name="P5" style:family="paragraph" style:parent-style-name="Standard">
      <style:paragraph-properties fo:text-align="start" style:justify-single-word="false"/>
      <style:text-properties officeooo:rsid="000c76aa" officeooo:paragraph-rsid="000c76aa"/>
    </style:style>
    <style:style style:name="P6" style:family="paragraph" style:parent-style-name="Standard">
      <style:paragraph-properties fo:text-align="start" style:justify-single-word="false"/>
      <style:text-properties officeooo:rsid="0016d24c" officeooo:paragraph-rsid="0016d24c"/>
    </style:style>
    <style:style style:name="T1" style:family="text">
      <style:text-properties style:text-position="super 58%"/>
    </style:style>
    <style:style style:name="T2" style:family="text">
      <style:text-properties officeooo:rsid="000bd62f"/>
    </style:style>
    <style:style style:name="T3" style:family="text">
      <style:text-properties officeooo:rsid="000c76aa"/>
    </style:style>
    <style:style style:name="T4" style:family="text">
      <style:text-properties officeooo:rsid="000de5d9"/>
    </style:style>
    <style:style style:name="T5" style:family="text">
      <style:text-properties officeooo:rsid="000e8eda"/>
    </style:style>
    <style:style style:name="T6" style:family="text">
      <style:text-properties officeooo:rsid="0012a9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Project Proposal</text:p>
      <text:p text:style-name="P1"/>
      <text:p text:style-name="P2">The title of the game will be “Dominion – Console Edition”, and will be about building a village from the ground up, until a certain set of objectives are met. You will be able to build 5 types of buildings, being House, Granary, Wheat Farm, Fountain and Temple. They each serve a purpose in developing and maintaining your village, and are decribed more in depth in the in-game manual. You will also be able to view the village and what building is in each slot. The village will have 3 different levels, the initial one, with 11 slots (10+ Town Forum), the second one will have 36 and the last one 61 slots. The upgrades will serve as an objective towards winning the game. In case a building was built and is not wanted anymore, it can be demolished through another in game option. Also, the game speed can be changed to 1 second per month, 3 seconds per month and 5 seconds per month. Random events also take place over time, causing varying effects on the village, and will be your main opponent in succesfully completing your goals. <text:span text:style-name="T3">Some other options, such as building the city wall to prevent an animal attack or viewing villagers per slot will be provided in order to facilitate gameplay. The game will eventually be developed (after the project is submitted) into a 2D graphical city builder like game, with more functionality(AI, better random events, seasonal events, diplomacy, trade, building upgrades, civil war, actual war against AI, savegame... ), graphics and the posibility of multiplayer games over LAN (if I figure out the networking side of it).</text:span></text:p>
      <text:p text:style-name="P4"/>
      <text:p text:style-name="P4">The game will likely require all forms of looping, and arrays should be used where possible to shorten code length. If statements will be used extensively, and booleans could be used for victory, defeat...</text:p>
      <text:p text:style-name="P4">Use of random number generators will be required for the random events, growth of population...</text:p>
      <text:p text:style-name="P2"/>
      <text:p text:style-name="P2">Timeline: </text:p>
      <text:p text:style-name="P2">Oct 20<text:span text:style-name="T1">st</text:span>-23rd: Finish basic game layout, <text:span text:style-name="T2">including building, demolishing and flow of the game.</text:span></text:p>
      <text:p text:style-name="P2">Oct 23<text:span text:style-name="T1">rd</text:span>-24th: Fix <text:span text:style-name="T2">bugs</text:span> and add random events, <text:span text:style-name="T2">which each have different effects on the village and its prosperity</text:span></text:p>
      <text:p text:style-name="P2">Oct 24<text:span text:style-name="T1">th</text:span>- 25<text:span text:style-name="T1">th</text:span>: Add different layouts for the village depending on village level, display buildings correctly and fix <text:span text:style-name="T2">bugs</text:span></text:p>
      <text:p text:style-name="P2">Oct25<text:span text:style-name="T1">th</text:span>-26<text:span text:style-name="T1">th</text:span>: <text:s/>Add different speeds to the game, fix more <text:span text:style-name="T2">bugs</text:span> and <text:span text:style-name="T2">start cleaning up and commenting</text:span></text:p>
      <text:p text:style-name="P3">Oct26<text:span text:style-name="T1">th</text:span>-27<text:span text:style-name="T1">th</text:span>: Proof-play the game to ensure all is working and in place, and that no break points exist. Add manual</text:p>
      <text:p text:style-name="P5">Oct27<text:span text:style-name="T1">th</text:span>-Nov1st: Fix bugs and if all solved start work on AI. Before this ensure game is ready for submission just in case</text:p>
      <text:p text:style-name="P6">Nov2nd: Play game to determince difficulty of objectives, finish documentation</text:p>
      <text:p text:style-name="P6">Post Submission: Finish AI, implement barracks and fighting mechanics</text:p>
      <text:p text:style-name="P3"/>
      <text:p text:style-name="P3">The game will be succesful when all features mentioned above are implemented correctly, when the game is fully playable with only one or no previously undiscovered bug(s), and the game is somewhat challenging to win, without making it too hard to beat. <text:span text:style-name="T4">I will also try to keep it short and neat, while maintaining as much functionality as posible.</text:span></text:p>
      <text:p text:style-name="P3"/>
      <text:p text:style-name="P4">Experience gained:</text:p>
      <text:p text:style-name="P4">- Arrays and I are best buddies now, since they basically made the game possible</text:p>
      <text:p text:style-name="P4">- Gained more confortabilty using functions, and prototyping them</text:p>
      <text:p text:style-name="P4">- While loops for pausing the game for x seconds</text:p>
      <text:p text:style-name="P4">- In game calendar and time, which still needs work but most problems have been solved</text:p>
      <text:p text:style-name="P4">- Helping people is a good way of learning too, seeing what others are doing and sharing ideas really helped</text:p>
      <text:p text:style-name="P4"><text:soft-page-break/>- Planning was not really necessary in any formal way, I just brainstormed on paper and layed out priorities before starting, which took part of an evening. <text:span text:style-name="T6">Flowchart was unnecessary and wasteful.</text:span></text:p>
      <text:p text:style-name="P4">- Online resources were not required, except at one point I looked into using pointers and had some issues, but then found a workaround that uninvolved them.</text:p>
      <text:p text:style-name="P4"/>
      <text:p text:style-name="P4"/>
      <text:p text:style-name="P4">Overall, happy with the project, and specially with the length. Graphics would have been nice, but the code would have suffered if they had been in, and Qt didn't allow for me to show the skills required by the course. AI was going to be implemented, but some issues in the calculations for months in the game took days to solve, and still has a tiny bit of work left, which did not allow me to finish and incorporate it, although development was close to done. The game map and credits I think are the best, as the map took some good amount of work to complete, and the credits were a cool 5 min project that I thought up one day. The calendar system in the game I also love, since it was by far the most challenging to code, and was hard to get my head around, but after much trial and error and thought, I fixed the big issues with it. The interface for the game is no big deal, but I decided to invest all my time in functionality rather than looks, which in my opinion, payed off. <text:span text:style-name="T5">In general, very happy with it considering I had a week and a but to develop it, since the inital game was started on Qt and dropped to conso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oandrew </meta:initial-creator>
    <meta:creation-date>2015-10-26T17:59:35.829745351</meta:creation-date>
    <dc:date>2015-11-02T15:12:13.954507045</dc:date>
    <dc:creator>nanoandrew </dc:creator>
    <meta:editing-duration>PT2H22M33S</meta:editing-duration>
    <meta:editing-cycles>13</meta:editing-cycles>
    <meta:generator>LibreOffice/4.2.8.2$Linux_X86_64 LibreOffice_project/420m0$Build-2</meta:generator>
    <meta:document-statistic meta:table-count="0" meta:image-count="0" meta:object-count="0" meta:page-count="2" meta:paragraph-count="23" meta:word-count="865" meta:character-count="4945" meta:non-whitespace-character-count="4099"/>
  </office:meta>
</office:document-meta>
</file>